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10-1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DIVISION OF THE KINGDOM (10:1-1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DIVISION OF THE KINGDOM (10:1-19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request to Rehoboam, Judah's first ruler (10:1-11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request to Rehoboam, Judah's first ruler (10:1-11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Jeroboam's complaint (10:1-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Rehoboam's conference (10:6-11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Rehoboam's conference (10:6-11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wise advice of the older men (10:6-7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wicked advice of the younger men (10:8-11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request to Rehoboam, Judah's first ruler (10:1-11):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Jeroboam's complaint (10:1-5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Rehoboam's conference (10:6-11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DIVISION OF THE KINGDOM (10:1-19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request to Rehoboam, Judah's first ruler (10:1-11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refusal by Rehoboam (10:12-15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revolt against Rehoboam (10:16-19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2 CHRONICLES 10-12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THE DIVISION OF THE KINGDOM (10:1-19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DETAILS OF REHOBOAM'S REIGN (11:1-23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DETAILS OF REHOBOAM'S REIGN (11:1-23)<text:s text:c="1"/></text:span><text:span text:style-name="a530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restraint (11:1-4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reinforcement (11:5-12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refugees (11:13-17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relationships (11:18-23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2 CHRONICLES 10-12<text:s text:c="1"/></text:span><text:span text:style-name="a551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THE DIVISION OF THE KINGDOM (10:1-19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DETAILS OF REHOBOAM'S REIGN (11:1-23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DESPOILING BY EGYPT (12:1-12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THE DESPOILING BY EGYPT (12:1-12)<text:s text:c="1"/></text:span><text:span text:style-name="a569" text:class-names=""/></text:p>
          </draw:text-box>
          <svg:title/>
          <svg:desc/>
        </draw:frame>
        <draw:frame draw:id="id102" presentation:style-name="a587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rebellion (12:1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retribution (12:2-5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repentance (12:6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result (12:7-12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1" draw:style-name="a588" draw:master-page-name="Master1-Layout12-tx-Title-and-Text" presentation:presentation-page-layout-name="Master1-PPL12" draw:id="Slide-266">
        <draw:frame draw:id="id103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2 CHRONICLES 10-12<text:s text:c="1"/></text:span><text:span text:style-name="a590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THE DIVISION OF THE KINGDOM (10:1-19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DETAILS OF REHOBOAM'S REIGN (11:1-23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THE DESPOILING BY EGYPT (12:1-12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THE DEEDS OF REHOBOAM (12:13-16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10-12 </dc:title>
    <meta:initial-creator>David STRICKLAND</meta:initial-creator>
    <dc:creator>David STRICKLAND</dc:creator>
    <meta:creation-date>2020-02-23T23:09:13Z</meta:creation-date>
    <dc:date>2020-02-23T23:09:13Z</dc:date>
    <meta:template xlink:href="BibleStudy" xlink:type="simple"/>
    <meta:editing-cycles>1</meta:editing-cycles>
    <meta:editing-duration>PT0S</meta:editing-duration>
    <meta:document-statistic meta:paragraph-count="39" meta:word-count="284"/>
  </office:meta>
</office:document-meta>
</file>